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" style:family="graphic" style:parent-style-name="standard">
      <style:graphic-properties draw:fill-color="#ffff00" draw:textarea-vertical-align="middle" draw:auto-grow-height="false" fo:min-height="0.538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1cm" fo:min-width="0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false" draw:fit-to-size="shrink-to-fit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.6cm" svg:x="5.7cm" svg:y="9.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4.346cm" svg:y="9.3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4.346cm" svg:y="13.8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23.046cm" svg:y="9.33cm">
          <text:p text:style-name="P1">ne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2.5cm" svg:x="24.2cm" svg:y="13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3" draw:text-style-name="P3" draw:layer="layout" svg:x1="17.6cm" svg:y1="13.7cm" svg:x2="17.6cm" svg:y2="11cm">
          <text:p/>
        </draw:line>
        <draw:line draw:style-name="gr3" draw:text-style-name="P3" draw:layer="layout" svg:x1="15.2cm" svg:y1="11.1cm" svg:x2="15.2cm" svg:y2="13.7cm">
          <text:p/>
        </draw:line>
        <draw:line draw:style-name="gr3" draw:text-style-name="P3" draw:layer="layout" svg:x1="18.7cm" svg:y1="14.6cm" svg:x2="23.8cm" svg:y2="14.6cm">
          <text:p/>
        </draw:line>
        <draw:line draw:style-name="gr3" draw:text-style-name="P3" draw:layer="layout" svg:x1="24.8cm" svg:y1="11.2cm" svg:x2="24.8cm" svg:y2="13cm">
          <text:p/>
        </draw:line>
        <draw:line draw:style-name="gr3" draw:text-style-name="P3" draw:layer="layout" svg:x1="18.6cm" svg:y1="9.6cm" svg:x2="22.8cm" svg:y2="9.6cm">
          <text:p/>
        </draw:line>
        <draw:line draw:style-name="gr3" draw:text-style-name="P3" draw:layer="layout" svg:x1="22.7cm" svg:y1="10.5cm" svg:x2="18.7cm" svg:y2="10.5cm">
          <text:p/>
        </draw:line>
        <draw:line draw:style-name="gr3" draw:text-style-name="P3" draw:layer="layout" svg:x1="10cm" svg:y1="10.1cm" svg:x2="14.2cm" svg:y2="10.1cm">
          <text:p/>
        </draw:line>
        <draw:line draw:style-name="gr4" draw:text-style-name="P3" draw:layer="layout" svg:x1="1.9cm" svg:y1="10.1cm" svg:x2="5.5cm" svg:y2="10.1cm">
          <text:p/>
        </draw:line>
        <draw:line draw:style-name="gr3" draw:text-style-name="P3" draw:layer="layout" svg:x1="16.4cm" svg:y1="7.1cm" svg:x2="16.4cm" svg:y2="9.1cm">
          <text:p/>
        </draw:line>
        <draw:frame draw:style-name="gr5" draw:text-style-name="P4" draw:layer="layout" svg:width="3.36cm" svg:height="2.311cm" svg:x="1.7cm" svg:y="8.5cm">
          <draw:text-box>
            <text:p>new </text:p>
            <text:p>MyEntity()</text:p>
          </draw:text-box>
        </draw:frame>
        <draw:frame draw:style-name="gr6" draw:text-style-name="P6" draw:layer="layout" svg:width="3.5cm" svg:height="0.962cm" svg:x="10.4cm" svg:y="9.3cm">
          <draw:text-box>
            <text:p text:style-name="P5"><text:span text:style-name="T1">persist</text:span></text:p>
          </draw:text-box>
        </draw:frame>
        <draw:frame draw:style-name="gr7" draw:text-style-name="P6" draw:layer="layout" svg:width="1.67cm" svg:height="0.962cm" svg:x="15.7cm" svg:y="6.2cm">
          <draw:text-box>
            <text:p><text:span text:style-name="T1">find</text:span></text:p>
          </draw:text-box>
        </draw:frame>
        <draw:frame draw:style-name="gr7" draw:text-style-name="P6" draw:layer="layout" svg:width="2.754cm" svg:height="0.962cm" svg:x="18.8cm" svg:y="8.7cm">
          <draw:text-box>
            <text:p><text:span text:style-name="T1">remove</text:span></text:p>
          </draw:text-box>
        </draw:frame>
        <draw:frame draw:style-name="gr8" draw:text-style-name="P4" draw:layer="layout" svg:width="2.369cm" svg:height="0.962cm" svg:x="19.394cm" svg:y="10.633cm">
          <draw:text-box>
            <text:p>persist</text:p>
          </draw:text-box>
        </draw:frame>
        <draw:frame draw:style-name="gr7" draw:text-style-name="P4" draw:layer="layout" svg:width="2.297cm" svg:height="0.962cm" svg:x="24.703cm" svg:y="11.538cm">
          <draw:text-box>
            <text:p>merge</text:p>
          </draw:text-box>
        </draw:frame>
        <draw:frame draw:style-name="gr7" draw:text-style-name="P6" draw:layer="layout" svg:width="2.403cm" svg:height="0.962cm" svg:x="17.553cm" svg:y="12.191cm">
          <draw:text-box>
            <text:p><text:span text:style-name="T1">merge</text:span></text:p>
          </draw:text-box>
        </draw:frame>
        <draw:frame draw:style-name="gr9" draw:text-style-name="P4" draw:layer="layout" svg:width="3.6cm" svg:height="2.384cm" svg:x="11.6cm" svg:y="11.216cm">
          <draw:text-box>
            <text:p>serializing</text:p>
            <text:p>or end of</text:p>
            <text:p>transaction</text:p>
          </draw:text-box>
        </draw:frame>
        <draw:frame draw:style-name="gr7" draw:text-style-name="P4" draw:layer="layout" svg:width="2.614cm" svg:height="0.962cm" svg:x="19.8cm" svg:y="13.8cm">
          <draw:text-box>
            <text:p>remove</text:p>
          </draw:text-box>
        </draw:frame>
        <draw:frame draw:style-name="gr7" draw:text-style-name="P7" draw:layer="layout" svg:width="2.509cm" svg:height="1.673cm" svg:x="25.3cm" svg:y="14.6cm">
          <draw:text-box>
            <text:p><text:span text:style-name="T2">causes</text:span></text:p>
            <text:p><text:span text:style-name="T2">error</text:span></text:p>
          </draw:text-box>
        </draw:frame>
        <draw:frame draw:style-name="gr10" draw:text-style-name="P4" draw:layer="layout" svg:width="7.6cm" svg:height="1cm" svg:x="11.2cm" svg:y="3.5cm">
          <draw:text-box>
            <text:p>lifecycle of an JPA ent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2:51:43.012688888</meta:creation-date>
    <dc:date>2016-03-16T23:08:49.012596173</dc:date>
    <meta:editing-duration>PT1M</meta:editing-duration>
    <meta:editing-cycles>1</meta:editing-cycles>
    <meta:document-statistic meta:object-count="25"/>
    <meta:generator>LibreOffice/5.0.3.2$Linux_X86_64 LibreOffice_project/00m0$Build-2</meta:generator>
  </office:meta>
</office:document-meta>
</file>